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263" officeooo:paragraph-rsid="0007d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2ffmpeginterface.cpp file</text:p>
      <text:p text:style-name="Standard">#include &lt;C2ComponentInterface.h&gt;</text:p>
      <text:p text:style-name="Standard">#include &lt;C2Config.h&gt;</text:p>
      <text:p text:style-name="Standard">#include &lt;C2ParamInternal.h&gt;</text:p>
      <text:p text:style-name="Standard"/>
      <text:p text:style-name="Standard"/>
      <text:p text:style-name="Standard"/>
      <text:p text:style-name="Standard">#include &lt;C2Component.h&gt;</text:p>
      <text:p text:style-name="Standard">#include &lt;C2ParamDef.h&gt;</text:p>
      <text:p text:style-name="Standard">#include &lt;C2InterfaceUtils.h&gt;</text:p>
      <text:p text:style-name="Standard">#include &lt;C2Param.h&gt;</text:p>
      <text:p text:style-name="Standard">#include &lt;C2ComponentFactory.h&gt;</text:p>
      <text:p text:style-name="Standard"/>
      <text:p text:style-name="Standard">class C2FFmpegInterface : public C2InterfaceHelper {</text:p>
      <text:p text:style-name="Standard">public:</text:p>
      <text:p text:style-name="Standard"><text:s text:c="4"/>C2FFmpegInterface(const std::shared_ptr&lt;C2ReflectorHelper&gt;&amp; helper)</text:p>
      <text:p text:style-name="Standard"><text:s text:c="8"/>: C2InterfaceHelper(helper) {</text:p>
      <text:p text:style-name="Standard"><text:s text:c="8"/>setDerivedInstance(this);</text:p>
      <text:p text:style-name="Standard"/>
      <text:p text:style-name="Standard"><text:s text:c="8"/>addParameter(</text:p>
      <text:p text:style-name="Standard"><text:s text:c="12"/>DefineParam(mInputFormat, C2_PARAMKEY_INPUT_STREAM)</text:p>
      <text:p text:style-name="Standard"><text:s text:c="16"/>.withConstValue(new C2StreamFormatConfig::input(0u, C2FormatCompressed))</text:p>
      <text:p text:style-name="Standard"><text:s text:c="16"/>.build());</text:p>
      <text:p text:style-name="Standard"/>
      <text:p text:style-name="Standard"><text:s text:c="8"/>addParameter(</text:p>
      <text:p text:style-name="Standard"><text:s text:c="12"/>DefineParam(mOutputFormat, C2_PARAMKEY_OUTPUT_STREAM)</text:p>
      <text:p text:style-name="Standard"><text:s text:c="16"/>.withConstValue(new C2StreamFormatConfig::output(0u, C2FormatVideo))</text:p>
      <text:p text:style-name="Standard"><text:s text:c="16"/>.build());</text:p>
      <text:p text:style-name="Standard"><text:s text:c="4"/>}</text:p>
      <text:p text:style-name="Standard"/>
      <text:p text:style-name="Standard">private:</text:p>
      <text:p text:style-name="Standard"><text:s text:c="4"/>std::shared_ptr&lt;C2StreamFormatConfig::input&gt; mInputFormat;</text:p>
      <text:p text:style-name="Standard"><text:s text:c="4"/>std::shared_ptr&lt;C2StreamFormatConfig::output&gt; mOutputFormat;</text:p>
      <text:p text:style-name="Standard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1:05:03.560189695</meta:creation-date>
    <dc:date>2025-04-23T21:05:35.524198530</dc:date>
    <meta:editing-duration>PT32S</meta:editing-duration>
    <meta:editing-cycles>1</meta:editing-cycles>
    <meta:document-statistic meta:table-count="0" meta:image-count="0" meta:object-count="0" meta:page-count="1" meta:paragraph-count="27" meta:word-count="53" meta:character-count="970" meta:non-whitespace-character-count="808"/>
    <meta:generator>LibreOffice/7.3.7.2$Linux_X86_64 LibreOffice_project/30$Build-2</meta:generator>
  </office:meta>
</office:document-meta>
</file>